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5217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9366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 style:data-style-name="N100">
      <style:table-cell-properties fo:background-color="#81d41a"/>
    </style:style>
    <style:style style:name="ce11" style:family="table-cell" style:parent-style-name="Default" style:data-style-name="N100">
      <style:table-cell-properties fo:background-color="#2a6099"/>
    </style:style>
    <style:style style:name="ce9" style:family="table-cell" style:parent-style-name="Default" style:data-style-name="N100">
      <style:table-cell-properties fo:background-color="#2a6099"/>
    </style:style>
    <style:style style:name="ce13" style:family="table-cell" style:parent-style-name="Default" style:data-style-name="N100">
      <style:table-cell-properties fo:background-color="#ffff00"/>
    </style:style>
    <style:style style:name="ce10" style:family="table-cell" style:parent-style-name="Default" style:data-style-name="N100">
      <style:table-cell-properties fo:background-color="#ffff00"/>
    </style:style>
    <style:style style:name="ce17" style:family="table-cell" style:parent-style-name="Default" style:data-style-name="N100">
      <style:table-cell-properties fo:background-color="#ff4000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 style:data-style-name="N100">
      <style:table-cell-properties fo:background-color="#ff0000"/>
    </style:style>
    <style:style style:name="ce20" style:family="table-cell" style:parent-style-name="Default">
      <style:table-cell-properties fo:background-color="#ffa6a6"/>
    </style:style>
    <style:style style:name="ce21" style:family="table-cell" style:parent-style-name="Default" style:data-style-name="N100">
      <style:table-cell-properties fo:background-color="#ffa6a6"/>
    </style:style>
    <style:style style:name="ce22" style:family="table-cell" style:parent-style-name="Default">
      <style:table-cell-properties fo:background-color="#729fcf"/>
    </style:style>
    <style:style style:name="ce23" style:family="table-cell" style:parent-style-name="Default" style:data-style-name="N100">
      <style:table-cell-properties fo:background-color="#729fcf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8])" table:allow-empty-cell="true" table:display-list="unsorted" table:base-cell-address="MTSU.A3">
          <table:error-message table:message-type="stop" table:display="true"/>
        </table:content-validation>
        <table:content-validation table:name="val2" table:condition="of:cell-content-is-in-list([$Data.$B$1:$Data.$B$69])" table:allow-empty-cell="true" table:display-list="unsorted" table:base-cell-address="MTSU.B3">
          <table:error-message table:message-type="stop" table:display="true"/>
        </table:content-validation>
        <table:content-validation table:name="val3" table:condition="of:cell-content-is-in-list([$Data.$C$1:$Data.$C$3])" table:allow-empty-cell="true" table:display-list="unsorted" table:base-cell-address="MTSU.C3">
          <table:error-message table:message-type="stop" table:display="true"/>
        </table:content-validation>
        <table:content-validation table:name="val4" table:condition="of:cell-content-is-in-list([$Data.$A$1:$Data.$A$8])" table:allow-empty-cell="true" table:display-list="unsorted" table:base-cell-address="MTSU.D3">
          <table:error-message table:message-type="stop" table:display="true"/>
        </table:content-validation>
        <table:content-validation table:name="val5" table:condition="of:cell-content-is-in-list([$Data.$B$1:$Data.$B$69])" table:allow-empty-cell="true" table:display-list="unsorted" table:base-cell-address="MTSU.E3">
          <table:error-message table:message-type="stop" table:display="true"/>
        </table:content-validation>
        <table:content-validation table:name="val6" table:condition="of:cell-content-is-in-list([$Data.$C$1:$Data.$C$3])" table:allow-empty-cell="true" table:display-list="unsorted" table:base-cell-address="MTSU.F3">
          <table:error-message table:message-type="stop" table:display="true"/>
        </table:content-validation>
        <table:content-validation table:name="val7" table:condition="of:cell-content-is-in-list([$Data.$B$1:$Data.$B$71])" table:allow-empty-cell="true" table:display-list="unsorted" table:base-cell-address="'South FL'.B3">
          <table:error-message table:message-type="stop" table:display="true"/>
        </table:content-validation>
        <table:content-validation table:name="val8" table:condition="of:cell-content-is-in-list([$Data.$B$1:$Data.$B$71])" table:allow-empty-cell="true" table:display-list="unsorted" table:base-cell-address="'South FL'.G5">
          <table:error-message table:message-type="stop" table:display="true"/>
        </table:content-validation>
        <table:content-validation table:name="val9" table:base-cell-address="'South FL'.D7">
          <table:error-message table:message-type="stop" table:display="true"/>
        </table:content-validation>
        <table:content-validation table:name="val10" table:condition="of:cell-content-is-in-list([$Data.$B$1:$Data.$B$71])" table:allow-empty-cell="true" table:display-list="unsorted" table:base-cell-address="'South FL'.G4">
          <table:error-message table:message-type="stop" table:display="true"/>
        </table:content-validation>
        <table:content-validation table:name="val11" table:condition="of:cell-content-is-in-list([$Data.$C$1:$Data.$C$3])" table:allow-empty-cell="true" table:display-list="unsorted" table:base-cell-address="Clanga.C3">
          <table:error-message table:message-type="stop" table:display="true"/>
        </table:content-validation>
        <table:content-validation table:name="val12" table:condition="of:cell-content-is-in-list([$Data.$C$1:$Data.$C$3])" table:allow-empty-cell="true" table:display-list="unsorted" table:base-cell-address="Clanga.H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ap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ecessary Roughness</text:p>
          </table:table-cell>
          <table:table-cell/>
        </table:table-row>
      </table:table>
      <table:table table:name="MTSU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Kick Catch Interference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Ineligible Downfield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Chop Block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rsecollar Tackl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Block in the Back</text:p>
          </table:table-cell>
          <table:table-cell table:content-validation-name="val6" office:value-type="string" calcext:value-type="string">
            <text:p>Offsetting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 table:number-rows-repeated="9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Teja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Delay of Gam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neligible Receiver Downfield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South FL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#3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8:3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#3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Unnecessary Roughness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0:56</text:p>
          </table:table-cell>
          <table:table-cell table:content-validation-name="val9" office:value-type="string" calcext:value-type="string">
            <text:p>#84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#72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3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table:content-validation-name="val9" office:value-type="string" calcext:value-type="string">
            <text:p>#15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6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#7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3:32</text:p>
          </table:table-cell>
          <table:table-cell table:content-validation-name="val9" office:value-type="string" calcext:value-type="string">
            <text:p>Team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5</text:p>
          </table:table-cell>
          <table:table-cell office:value-type="string" calcext:value-type="string">
            <text:p>#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:36</text:p>
          </table:table-cell>
          <table:table-cell table:content-validation-name="val9" office:value-type="string" calcext:value-type="string">
            <text:p>#7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3:41</text:p>
          </table:table-cell>
          <table:table-cell office:value-type="string" calcext:value-type="string">
            <text:p>#8</text:p>
          </table:table-cell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9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e Mis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1st</text:p>
          </table:table-cell>
          <table:table-cell table:style-name="ce3" table:content-validation-name="val7" office:value-type="string" calcext:value-type="string">
            <text:p>Delay of Game</text:p>
          </table:table-cell>
          <table:table-cell table:style-name="ce3" table:content-validation-name="val3" office:value-type="string" calcext:value-type="string">
            <text:p>Enforced</text:p>
          </table:table-cell>
          <table:table-cell table:style-name="ce7" office:value-type="string" calcext:value-type="string">
            <text:p>2:44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Offensive Offside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4:35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Kickoff out of Bounds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11" office:value-type="string" calcext:value-type="string">
            <text:p>5:42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Illegal Shift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2:30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Illegal Shift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2:19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False Start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7:58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Roughing the Passer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0:30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Pass Interference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1:4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4:09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Face Mask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6:29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Kickoff out of Bounds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1:11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3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Target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0" office:value-type="string" calcext:value-type="string">
            <text:p>6:25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27</text:p>
          </table:table-cell>
          <table:table-cell/>
        </table:table-row>
        <table:table-row table:style-name="ro1">
          <table:table-cell table:style-name="ce6" table:content-validation-name="val1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3" office:value-type="string" calcext:value-type="string">
            <text:p>Enforced</text:p>
          </table:table-cell>
          <table:table-cell table:style-name="ce17" table:content-validation-name="val9" office:value-type="string" calcext:value-type="string">
            <text:p>10:27</text:p>
          </table:table-cell>
          <table:table-cell table:content-validation-name="val9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Offside Defense</text:p>
          </table:table-cell>
          <table:table-cell table:style-name="ce6" table:content-validation-name="val6" office:value-type="string" calcext:value-type="string">
            <text:p>Enforced</text:p>
          </table:table-cell>
          <table:table-cell table:style-name="ce17" office:value-type="string" calcext:value-type="string">
            <text:p>1:53</text:p>
          </table:table-cell>
          <table:table-cell/>
        </table:table-row>
        <table:table-row table:style-name="ro1" table:number-rows-repeated="8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Clang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28</text:p>
          </table:table-cell>
          <table:table-cell table:style-name="ce13"/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False Start</text:p>
          </table:table-cell>
          <table:table-cell table:style-name="ce3" table:content-validation-name="val12" office:value-type="string" calcext:value-type="string">
            <text:p>Enforced</text:p>
          </table:table-cell>
          <table:table-cell table:style-name="ce7" office:value-type="string" calcext:value-type="string">
            <text:p>15:00</text:p>
          </table:table-cell>
          <table:table-cell table:style-name="ce7" office:value-type="string" calcext:value-type="string">
            <text:p>58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office:value-type="string" calcext:value-type="string">
            <text:p>3:30</text:p>
          </table:table-cell>
          <table:table-cell table:style-name="ce7" office:value-type="string" calcext:value-type="string">
            <text:p>84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10" office:value-type="string" calcext:value-type="string">
            <text:p>Offside Defense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6:13</text:p>
          </table:table-cell>
          <table:table-cell table:style-name="ce19" office:value-type="string" calcext:value-type="string">
            <text:p>3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Ineligible Downfield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54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Illegal Formation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4:15</text:p>
          </table:table-cell>
          <table:table-cell table:style-name="ce19"/>
        </table:table-row>
        <table:table-row table:style-name="ro1">
          <table:table-cell table:style-name="ce4" table:content-validation-name="val1" office:value-type="string" calcext:value-type="string">
            <text:p>3rd</text:p>
          </table:table-cell>
          <table:table-cell table:style-name="ce4" table:content-validation-name="val8" office:value-type="string" calcext:value-type="string">
            <text:p>Holding</text:p>
          </table:table-cell>
          <table:table-cell table:style-name="ce4" table:content-validation-name="val11" office:value-type="string" calcext:value-type="string">
            <text:p>Enforced</text:p>
          </table:table-cell>
          <table:table-cell table:style-name="ce11" table:content-validation-name="val9" office:value-type="string" calcext:value-type="string">
            <text:p>1:31</text:p>
          </table:table-cell>
          <table:table-cell table:style-name="ce1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Holding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2:25</text:p>
          </table:table-cell>
          <table:table-cell table:style-name="ce19" table:content-validation-name="val9" office:value-type="string" calcext:value-type="string">
            <text:p>4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False Start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0:09</text:p>
          </table:table-cell>
          <table:table-cell table:style-name="ce19" table:content-validation-name="val9" office:value-type="string" calcext:value-type="string">
            <text:p>74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Tm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2" table:default-cell-style-name="ce2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56</text:p>
          </table:table-cell>
          <table:table-cell table:style-name="ce13" office:value-type="string" calcext:value-type="string">
            <text:p>3</text:p>
          </table:table-cell>
          <table:table-cell table:style-name="ce5" table:content-validation-name="val4" office:value-type="string" calcext:value-type="string">
            <text:p>1st</text:p>
          </table:table-cell>
          <table:table-cell table:style-name="ce5" table:content-validation-name="val10" office:value-type="string" calcext:value-type="string">
            <text:p>Illegal Participation</text:p>
          </table:table-cell>
          <table:table-cell table:style-name="ce5" table:content-validation-name="val12" office:value-type="string" calcext:value-type="string">
            <text:p>Enforced</text:p>
          </table:table-cell>
          <table:table-cell table:style-name="ce13" office:value-type="string" calcext:value-type="string">
            <text:p>1:57</text:p>
          </table:table-cell>
          <table:table-cell table:style-name="ce13"/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8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0:31</text:p>
          </table:table-cell>
          <table:table-cell table:style-name="ce13" office:value-type="string" calcext:value-type="string">
            <text:p>74</text:p>
          </table:table-cell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Unsportsmanlike Conduct</text:p>
          </table:table-cell>
          <table:table-cell table:style-name="ce3" table:content-validation-name="val12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office:value-type="string" calcext:value-type="string">
            <text:p>19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1:16</text:p>
          </table:table-cell>
          <table:table-cell table:style-name="ce7" table:content-validation-name="val9" office:value-type="string" calcext:value-type="string">
            <text:p>57</text:p>
          </table:table-cell>
          <table:table-cell table:style-name="ce22" table:content-validation-name="val4" office:value-type="string" calcext:value-type="string">
            <text:p>3rd</text:p>
          </table:table-cell>
          <table:table-cell table:style-name="ce22" table:content-validation-name="val8" office:value-type="string" calcext:value-type="string">
            <text:p>False Start</text:p>
          </table:table-cell>
          <table:table-cell table:style-name="ce22" table:content-validation-name="val12" office:value-type="string" calcext:value-type="string">
            <text:p>Enforced</text:p>
          </table:table-cell>
          <table:table-cell table:style-name="ce23" office:value-type="string" calcext:value-type="string">
            <text:p>5:16</text:p>
          </table:table-cell>
          <table:table-cell table:style-name="ce23" office:value-type="string" calcext:value-type="string">
            <text:p>0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0:34</text:p>
          </table:table-cell>
          <table:table-cell table:style-name="ce7" table:content-validation-name="val9" office:value-type="string" calcext:value-type="string">
            <text:p>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Intentional Groun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5:55</text:p>
          </table:table-cell>
          <table:table-cell table:style-name="ce21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table:content-validation-name="val9" office:value-type="string" calcext:value-type="string">
            <text:p>1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Hol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2:58</text:p>
          </table:table-cell>
          <table:table-cell table:style-name="ce21" office:value-type="string" calcext:value-type="string">
            <text:p>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9:45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Pass Interference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8:04</text:p>
          </table:table-cell>
          <table:table-cell table:style-name="ce7" table:content-validation-name="val9" office:value-type="string" calcext:value-type="string">
            <text:p>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Snap Infraction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38</text:p>
          </table:table-cell>
          <table:table-cell table:style-name="ce7" table:content-validation-name="val9" office:value-type="string" calcext:value-type="string">
            <text:p>5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Crackback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8:55</text:p>
          </table:table-cell>
          <table:table-cell table:style-name="ce21"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49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Defensive Holding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33</text:p>
          </table:table-cell>
          <table:table-cell table:style-name="ce2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Roughing the Passer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27</text:p>
          </table:table-cell>
          <table:table-cell table:style-name="ce21" table:content-validation-name="val9" office:value-type="string" calcext:value-type="string">
            <text:p>4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1:36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r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4" table:default-cell-style-name="ce2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Illegal Forma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4</text:p>
          </table:table-cell>
          <table:table-cell/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Illegal Participation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0:5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3:39</text:p>
          </table:table-cell>
          <table:table-cell office:value-type="string" calcext:value-type="string">
            <text:p>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38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Illegal Mo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4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3:06</text:p>
          </table:table-cell>
          <table:table-cell table:content-validation-name="val9" office:value-type="string" calcext:value-type="string">
            <text:p>7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07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UT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LSwh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U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Cha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ar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7:32:13.247239648</meta:creation-date>
    <dc:date>2023-10-15T07:55:47</dc:date>
    <meta:editing-duration>P1DT19H56M59S</meta:editing-duration>
    <meta:editing-cycles>143</meta:editing-cycles>
    <meta:generator>LibreOffice/7.2.7.2$Windows_X86_64 LibreOffice_project/8d71d29d553c0f7dcbfa38fbfda25ee34cce99a2</meta:generator>
    <meta:document-statistic meta:table-count="13" meta:cell-count="612" meta:object-count="0"/>
  </office:meta>
</office:document-meta>
</file>